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15307d" officeooo:paragraph-rsid="0015307d"/>
    </style:style>
    <style:style style:name="P2" style:family="paragraph" style:parent-style-name="Standard">
      <style:text-properties fo:language="de" fo:country="DE" officeooo:rsid="0013a536" officeooo:paragraph-rsid="0013a536"/>
    </style:style>
    <style:style style:name="P3" style:family="paragraph" style:parent-style-name="Standard">
      <style:text-properties fo:language="de" fo:country="DE" officeooo:rsid="0013a536" officeooo:paragraph-rsid="0018277f"/>
    </style:style>
    <style:style style:name="P4" style:family="paragraph" style:parent-style-name="Standard">
      <style:text-properties fo:language="de" fo:country="DE" officeooo:rsid="0016dd12" officeooo:paragraph-rsid="0018277f"/>
    </style:style>
    <style:style style:name="P5" style:family="paragraph" style:parent-style-name="Standard">
      <style:text-properties fo:language="de" fo:country="DE" officeooo:rsid="0014664d" officeooo:paragraph-rsid="0014664d"/>
    </style:style>
    <style:style style:name="P6" style:family="paragraph" style:parent-style-name="Standard">
      <style:text-properties fo:language="de" fo:country="DE" officeooo:rsid="0015307d" officeooo:paragraph-rsid="0015307d"/>
    </style:style>
    <style:style style:name="P7" style:family="paragraph" style:parent-style-name="Standard">
      <style:text-properties fo:language="de" fo:country="DE" officeooo:rsid="0020c0b0" officeooo:paragraph-rsid="0020c0b0"/>
    </style:style>
    <style:style style:name="P8" style:family="paragraph" style:parent-style-name="Standard">
      <style:text-properties fo:language="de" fo:country="DE" officeooo:rsid="0022518d" officeooo:paragraph-rsid="0022518d"/>
    </style:style>
    <style:style style:name="P9" style:family="paragraph" style:parent-style-name="Standard">
      <style:text-properties fo:language="de" fo:country="DE" officeooo:rsid="0022c56b" officeooo:paragraph-rsid="0022c56b"/>
    </style:style>
    <style:style style:name="P10" style:family="paragraph" style:parent-style-name="Standard">
      <style:text-properties fo:language="de" fo:country="DE" officeooo:rsid="002505b9" officeooo:paragraph-rsid="002505b9"/>
    </style:style>
    <style:style style:name="P11" style:family="paragraph" style:parent-style-name="Standard">
      <style:text-properties fo:language="de" fo:country="DE" officeooo:rsid="0027f26c" officeooo:paragraph-rsid="0027f26c"/>
    </style:style>
    <style:style style:name="P12" style:family="paragraph" style:parent-style-name="Standard">
      <style:text-properties fo:language="de" fo:country="DE" officeooo:rsid="002a633f" officeooo:paragraph-rsid="002a633f"/>
    </style:style>
    <style:style style:name="P13" style:family="paragraph" style:parent-style-name="Standard">
      <style:paragraph-properties fo:padding-left="0in" fo:padding-right="0in" fo:padding-top="0in" fo:padding-bottom="0.0291in" fo:border-left="none" fo:border-right="none" fo:border-top="none" fo:border-bottom="0.06pt solid #000000" style:join-border="false"/>
      <style:text-properties fo:language="de" fo:country="DE" officeooo:rsid="0015307d" officeooo:paragraph-rsid="0015307d"/>
    </style:style>
    <style:style style:name="P14" style:family="paragraph" style:parent-style-name="Heading_20_1">
      <style:text-properties fo:language="de" fo:country="DE" officeooo:rsid="0015307d" officeooo:paragraph-rsid="0015307d"/>
    </style:style>
    <style:style style:name="T1" style:family="text">
      <style:text-properties officeooo:rsid="0016dd12"/>
    </style:style>
    <style:style style:name="T2" style:family="text">
      <style:text-properties fo:language="de" fo:country="DE"/>
    </style:style>
    <style:style style:name="T3" style:family="text">
      <style:text-properties officeooo:rsid="00193fe3"/>
    </style:style>
    <style:style style:name="T4" style:family="text">
      <style:text-properties officeooo:rsid="001d7ce0"/>
    </style:style>
    <style:style style:name="T5" style:family="text">
      <style:text-properties officeooo:rsid="0022518d"/>
    </style:style>
    <style:style style:name="T6" style:family="text">
      <style:text-properties fo:font-style="italic" style:font-style-asian="italic" style:font-style-complex="italic"/>
    </style:style>
    <style:style style:name="T7" style:family="text">
      <style:text-properties fo:font-style="italic" officeooo:rsid="0022518d" style:font-style-asian="italic" style:font-style-complex="italic"/>
    </style:style>
    <style:style style:name="T8" style:family="text">
      <style:text-properties fo:font-style="italic" officeooo:rsid="002914c6" style:font-style-asian="italic" style:font-style-complex="italic"/>
    </style:style>
    <style:style style:name="T9" style:family="text">
      <style:text-properties officeooo:rsid="002315ba"/>
    </style:style>
    <style:style style:name="T10" style:family="text">
      <style:text-properties officeooo:rsid="0025629e"/>
    </style:style>
    <style:style style:name="T11" style:family="text">
      <style:text-properties officeooo:rsid="00278f79"/>
    </style:style>
    <style:style style:name="T12" style:family="text">
      <style:text-properties officeooo:rsid="002914c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ROS – Robot Operating System</text:p>
      <text:p text:style-name="P2"/>
      <text:p text:style-name="P3">Das Robot Operating System ( ROS ) ist ein <text:span text:style-name="T1">Open Source</text:span> Programmiergerüst ( Framework ) <text:s/>zu<text:span text:style-name="T4">r</text:span> <text:span text:style-name="T4">Programierung</text:span> von Software für Roboter. <text:span text:style-name="T1">ROS bietet zahlreiche Bibliotheken und Tools zum organisieren von komplexen und unterschiedlichen Aufgaben, um ein robustes Zugsamenspiel zwischen den verschiedenen Hardwarekomponenten einer oder mehrerer Roboterplattformen zu gewährleisten. <text:s/>Im wesentlichen besteht ROS aus Treiber, die Daten von Sensoren wie Kammeras, Laserscannern und GPS-Modulen auslesen, Algorithmen zum erstellen von Karten, Pfadplanung oder allgemeiner Navigation, der Infrastruktur, welche die Komponenten des Robotersystems miteinander verbindet und die Datenpakete zwischen den Prozessen verwaltet und Werkzeuge, zur Visualisierung des Roboters, der Aufnahme von Sensordaten und zur Fehleranalyse. </text:span></text:p>
      <text:p text:style-name="P8">Anleitungen zur Installation und <text:span text:style-name="T11">der </text:span>Herangehensweise sind unter <text:span text:style-name="T6">wiki.ros.org</text:span> zu finden. Fragen werden durch die große Online-Community von Nutzern und Entwicklern beantwortet. </text:p>
      <text:p text:style-name="P4"><text:span text:style-name="T5">Auf Internetseiten wie </text:span><text:span text:style-name="T7">github.com</text:span> werden auf Grundlage der ROS-Bibliothek <text:span text:style-name="T3">vorprogrammierte</text:span> oder fertige Programme geteilt, wodurch Programmieraufwand für neue Projekte reduziert werden kann, da oft auf diese bereits bestehende Programme aufgebaut werden kann, oder diese komplett übernommen werden. <text:span text:style-name="T9">Daraus lässt sich der größte Vorteil von ROS ableiten, das Zeitersparnis.</text:span></text:p>
      <text:p text:style-name="P9">ROS kann in jeder modernen Programmiersprache implementiert werden, jedoch wird es aktuell primär in Python, C++ und Lisp implementiert. Als Betriebssystem wird ein Unix-basiertes Betriebssystem vorausgesetzt. </text:p>
      <text:p text:style-name="P9">Im Fachbereich Verteilte Systeme der Universität Kassel existieren bereits viele ROS Applikationen. Da diese Arbeit in das bereits bestehend<text:span text:style-name="T9">e ROS-System </text:span>integriert werden soll, wird <text:span text:style-name="T9">mit dieser Arbeit</text:span> eine ROS-Applikation entwickelt. E<text:span text:style-name="T9">ntspr</text:span>echend wurde das Betriebssystem Ubuntu 18.04 <text:span text:style-name="T9">und die Programmiersprache C++ als Grundlage verwendet. </text:span></text:p>
      <text:p text:style-name="P11"/>
      <text:p text:style-name="P11"/>
      <text:p text:style-name="P11">Ein ROS-System besteht aus einzelnen Programmen, die in ROS <text:span text:style-name="T6">nodes</text:span> <text:span text:style-name="T12">( Knoten ) </text:span>genannt werden. Die Programme kommunizieren untereinander über sogenannte <text:span text:style-name="T6">edges </text:span><text:span text:style-name="T12">( Kanten )</text:span>, welche die <text:span text:style-name="T12">Datenströme darstellen. Ein Konten kann Datenströme senden, dann </text:span><text:span text:style-name="T8">published</text:span><text:span text:style-name="T12"> er eine Topic, so dass ein anderer Knoten auf diese Topic </text:span><text:span text:style-name="T8">subscriben</text:span><text:span text:style-name="T12">, also diese Nachricht empfangen kann. Die Knoten und Kanten werden über einen Master überwacht, den </text:span><text:span text:style-name="T8">roscore.</text:span><text:span text:style-name="T12"> </text:span></text:p>
      <text:p text:style-name="P12"/>
      <text:p text:style-name="P12"/>
      <text:p text:style-name="P12"/>
      <text:p text:style-name="P12"/>
      <text:p text:style-name="P9"/>
      <text:p text:style-name="P7"/>
      <text:p text:style-name="P2"/>
      <text:p text:style-name="P2"/>
      <text:p text:style-name="P2"/>
      <text:p text:style-name="P2">- Set von Bibliotheken und Tools</text:p>
      <text:p text:style-name="P2">- Für Roboter interessierte</text:p>
      <text:p text:style-name="P2">ROS: Komplex, Teuer, Englisch, viele Anleitungen, Linux, Karten erstellen, Navigieren, Sonsoren, Aktoren</text:p>
      <text:p text:style-name="P2"/>
      <text:p text:style-name="P2">- Fertige Lösungen Bsp: Laserscaner → Karte selbsständig erstellen</text:p>
      <text:p text:style-name="P2">- Cameras</text:p>
      <text:p text:style-name="P2">- Roboter Arme bedienen</text:p>
      <text:p text:style-name="P2">- Virtual Box</text:p>
      <text:p text:style-name="P5">- GUI Tools für 3d Visualiesierung RIZ, … </text:p>
      <text:p text:style-name="P5">- Instalation: Ubuntu, 90% Konsole,</text:p>
      <text:p text:style-name="P5">- Roscore Kernsystem, Master, Überwacht</text:p>
      <text:p text:style-name="P5"><text:soft-page-break/>- ROS Programm besteht aus Knoten, kommunizieren untereinander peer-to-peer</text:p>
      <text:p text:style-name="P5">- Knoten Senden(Publishen) Nachrichten, unter einem “Thema” Topic, oder empfangen Topicen ( Suscriber )</text:p>
      <text:p text:style-name="P5">- Bsp: Bateriespannungsüberwacher → Bateriepublisher → floatwert Publisher ← Bateriesuscriber</text:p>
      <text:p text:style-name="P5">- Bsp2: Motorsteuerung</text:p>
      <text:p text:style-name="P5"/>
      <text:p text:style-name="P5"/>
      <text:p text:style-name="P6">Quellen: Programming Robots with ROS – A Practical introduction to the robot Operating System – Morgan Quigley, Brian Gerkey &amp; William D. Smart 2015</text:p>
      <text:p text:style-name="P6"/>
      <text:h text:style-name="P14" text:outline-level="1">Learning ROS for Robotics Programming</text:h>
      <text:p text:style-name="P1"><text:a xlink:type="simple" xlink:href="https://www.buecher.de/ni/search/quick_search/q/cXVlcnk9QWFyb24rTWFydGluZXorUm9tZXJvJmZpZWxkPXBlcnNvbmVu/" text:style-name="Internet_20_link" text:visited-style-name="Visited_20_Internet_20_Link">Aaron Martinez Romero</text:a><text:span text:style-name="T2"> </text:span><text:a xlink:type="simple" xlink:href="https://www.buecher.de/ni/search/quick_search/q/cXVlcnk9RW5yaXF1ZStGZXJuJUMzJUExbmRleiZmaWVsZD1wZXJzb25lbg==/" text:style-name="Internet_20_link" text:visited-style-name="Visited_20_Internet_20_Link">Enrique Fernández</text:a><text:span text:style-name="T2"> </text:span><text:a xlink:type="simple" xlink:href="https://www.buecher.de/ni/search/quick_search/q/cXVlcnk9THVpcytTJUMzJUExbmNoZXorQ3Jlc3BvJmZpZWxkPXBlcnNvbmVu/" text:style-name="Internet_20_link" text:visited-style-name="Visited_20_Internet_20_Link">Luis Sánchez Crespo</text:a><text:span text:style-name="T2"> 2015</text:span></text:p>
      <text:p text:style-name="P6"/>
      <text:p text:style-name="P6">http://wiki.ros.org/</text:p>
      <text:p text:style-name="P6"/>
      <text:p text:style-name="P13"/>
      <text:p text:style-name="P6"/>
      <text:p text:style-name="P10">Semantische Netzwerke</text:p>
      <text:p text:style-name="P10">ConceptNet, WordNet, CryCorp, YAGO ( basiert auf Wikipedia, muss Wikipedia Datanbank lokal spreicern ( über 1TB Daten ), <text:span text:style-name="T10">Freebase, W3C, DBPedi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AR PL SungtiL GB" style:font-family-asian="'AR PL SungtiL GB'"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28T21:22:22.429674120</meta:creation-date>
    <meta:editing-duration>PT5H43M54S</meta:editing-duration>
    <meta:editing-cycles>10</meta:editing-cycles>
    <meta:generator>LibreOffice/6.0.7.3$Linux_X86_64 LibreOffice_project/00m0$Build-3</meta:generator>
    <dc:date>2018-12-30T20:43:49.851877060</dc:date>
    <meta:document-statistic meta:table-count="0" meta:image-count="0" meta:object-count="0" meta:page-count="2" meta:paragraph-count="27" meta:word-count="463" meta:character-count="3484" meta:non-whitespace-character-count="3037"/>
  </office:meta>
</office:document-meta>
</file>